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/>
    </style:style>
    <style:style style:name="P2" style:family="paragraph" style:parent-style-name="Standard">
      <style:text-properties style:font-name="Courier New" fo:font-size="11pt" officeooo:rsid="00028b19" officeooo:paragraph-rsid="00028b19" style:font-size-asian="11pt"/>
    </style:style>
    <style:style style:name="P3" style:family="paragraph" style:parent-style-name="Standard">
      <style:text-properties style:font-name="Courier New" fo:font-size="11pt" fo:language="es" fo:country="ES" style:font-size-asian="11pt"/>
    </style:style>
    <style:style style:name="P4" style:family="paragraph" style:parent-style-name="Standard">
      <style:text-properties fo:color="#000000" style:font-name="Courier New" fo:font-size="11pt" style:font-size-asian="11pt"/>
    </style:style>
    <style:style style:name="P5" style:family="paragraph" style:parent-style-name="Standard">
      <style:text-properties fo:color="#000000" style:font-name="Courier New" fo:font-size="11pt" fo:font-weight="normal" style:font-size-asian="11pt" style:font-weight-asian="normal"/>
    </style:style>
    <style:style style:name="P6" style:family="paragraph" style:parent-style-name="Standard">
      <style:text-properties fo:color="#000000" style:font-name="Courier New" fo:font-size="10pt" fo:font-weight="normal" style:font-size-asian="10pt" style:font-weight-asian="normal"/>
    </style:style>
    <style:style style:name="P7" style:family="paragraph" style:parent-style-name="Standard">
      <style:text-properties fo:color="#808080" style:font-name="Courier New" fo:font-size="10pt" fo:font-weight="normal" style:font-size-asian="10pt" style:font-weight-asian="normal"/>
    </style:style>
    <style:style style:name="P8" style:family="paragraph" style:parent-style-name="Standard">
      <style:text-properties fo:color="#666666" style:font-name="Courier New" fo:font-size="10pt" fo:font-weight="normal" style:font-size-asian="10pt" style:font-weight-asian="normal"/>
    </style:style>
    <style:style style:name="P9" style:family="paragraph" style:parent-style-name="Standard">
      <style:text-properties fo:color="#008000" style:font-name="Courier New" fo:font-size="10pt" fo:font-weight="normal" style:font-size-asian="10pt" style:font-weight-asian="normal"/>
    </style:style>
    <style:style style:name="P10" style:family="paragraph" style:parent-style-name="Standard">
      <style:text-properties fo:color="#cccccc" style:font-name="Courier New" fo:font-size="11pt" fo:font-weight="normal" style:font-size-asian="11pt" style:font-weight-asian="normal"/>
    </style:style>
    <style:style style:name="P11" style:family="paragraph" style:parent-style-name="Standard">
      <style:text-properties officeooo:rsid="0001f2f1" officeooo:paragraph-rsid="0001f2f1"/>
    </style:style>
    <style:style style:name="P12" style:family="paragraph" style:parent-style-name="Standard">
      <style:text-properties officeooo:rsid="00057b74" officeooo:paragraph-rsid="00057b74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break-before="page"/>
      <style:text-properties officeooo:rsid="0001f2f1" officeooo:paragraph-rsid="0001f2f1"/>
    </style:style>
    <style:style style:name="T1" style:family="text">
      <style:text-properties style:font-name="Courier New" fo:font-size="11pt" style:font-size-asian="11pt"/>
    </style:style>
    <style:style style:name="T2" style:family="text">
      <style:text-properties style:font-name="Courier New" fo:font-size="11pt" fo:language="es" fo:country="ES" style:font-size-asian="11pt"/>
    </style:style>
    <style:style style:name="T3" style:family="text">
      <style:text-properties style:font-name="Courier New" fo:font-size="10pt" style:font-size-asian="10pt"/>
    </style:style>
    <style:style style:name="T4" style:family="text">
      <style:text-properties fo:color="#666666" style:font-name="Courier New" fo:font-size="10pt" style:font-size-asian="10pt"/>
    </style:style>
    <style:style style:name="T5" style:family="text">
      <style:text-properties fo:color="#666666" style:font-name="Courier New" fo:font-size="10pt" fo:font-weight="normal" style:font-size-asian="10pt" style:font-weight-asian="normal"/>
    </style:style>
    <style:style style:name="T6" style:family="text">
      <style:text-properties fo:color="#000000" style:font-name="Courier New" fo:font-size="11pt" style:font-size-asian="11pt"/>
    </style:style>
    <style:style style:name="T7" style:family="text">
      <style:text-properties fo:color="#000000" style:font-name="Courier New" fo:font-size="11pt" fo:font-weight="normal" style:font-size-asian="11pt" style:font-weight-asian="normal"/>
    </style:style>
    <style:style style:name="T8" style:family="text">
      <style:text-properties fo:color="#000000" style:font-name="Courier New" fo:font-size="11pt" fo:font-weight="normal" officeooo:rsid="0003d6bc" style:font-size-asian="11pt" style:font-weight-asian="normal"/>
    </style:style>
    <style:style style:name="T9" style:family="text">
      <style:text-properties fo:color="#000000" style:font-name="Courier New" fo:font-size="10pt" fo:font-weight="normal" style:font-size-asian="10pt" style:font-weight-asian="normal"/>
    </style:style>
    <style:style style:name="T10" style:family="text">
      <style:text-properties fo:color="#004dbb" style:font-name="Courier New" fo:font-size="10pt" fo:font-weight="bold" style:font-size-asian="10pt" style:font-weight-asian="bold"/>
    </style:style>
    <style:style style:name="T11" style:family="text">
      <style:text-properties fo:color="#008000" style:font-name="Courier New" fo:font-size="10pt" fo:font-weight="normal" style:font-size-asian="10pt" style:font-weight-asian="normal"/>
    </style:style>
    <style:style style:name="T12" style:family="text">
      <style:text-properties fo:color="#ff0000" style:font-name="Courier New" fo:font-size="10pt" fo:font-weight="bold" style:font-size-asian="10pt" style:font-weight-asian="bold"/>
    </style:style>
    <style:style style:name="T13" style:family="text">
      <style:text-properties fo:language="es" fo:country="ES"/>
    </style:style>
    <style:style style:name="T14" style:family="text">
      <style:text-properties officeooo:rsid="00069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- Font conversion tool from FTDI: v0.4</text:span></text:p>
      <text:p text:style-name="Standard"><text:span text:style-name="T1">- Used font Tuffy.ttf. Provided by FTDI with the conversion tool.</text:span></text:p>
      <text:p text:style-name="Standard"><text:span text:style-name="T1">- When used ansi text file, used file provided by FTDI with conversion tool (ANSI_32_126.txt)</text:span></text:p>
      <text:p text:style-name="P1"/>
      <text:p text:style-name="Standard"><text:span text:style-name="T1">***********************************************************</text:span></text:p>
      <text:p text:style-name="P1"/>
      <text:p text:style-name="Standard"><text:span text:style-name="T1">For all options: (for RAM_G offset 0, so, address = 0)</text:span></text:p>
      <text:p text:style-name="Standard"><text:span text:style-name="T1">- Tool generates an array of data.</text:span></text:p>
      <text:p text:style-name="Standard"><text:span text:style-name="T1">- First 148 bytes are the metrics block.</text:span></text:p>
      <text:p text:style-name="Standard"><text:span text:style-name="T1">- Then, for all options, tool generates font raw data with length = 8265 bytes.</text:span></text:p>
      <text:p text:style-name="Standard"><text:span text:style-name="T1">- So total lenght of array = 8265 + 148 = 8413</text:span></text:p>
      <text:p text:style-name="Standard"><text:span text:style-name="T1">- Allways generates data for 95 characters.</text:span></text:p>
      <text:p text:style-name="Standard"><text:span text:style-name="T1">- It looks that generated raw data is allways the same (verified with winmerge.exe).</text:span></text:p>
      <text:p text:style-name="Standard"><text:span text:style-name="T1">- Then. Changes only in header block?</text:span></text:p>
      <text:p text:style-name="Standard"><text:span text:style-name="T1">- In header: format, stride, maxwidth, maxheight is allways the same. So it looks that there are changes only in widths and raw data address.</text:span></text:p>
      <text:p text:style-name="Standard"><text:span text:style-name="T1">**********************************************************</text:span></text:p>
      <text:p text:style-name="P2">layout = L1</text:p>
      <text:p text:style-name="Standard"><text:span text:style-name="T1">stride = 3</text:span></text:p>
      <text:p text:style-name="Standard"><text:span text:style-name="T1">max width = 20</text:span></text:p>
      <text:p text:style-name="Standard"><text:span text:style-name="T1">max height = 29</text:span></text:p>
      <text:p text:style-name="P1"/>
      <text:p text:style-name="Standard"><text:span text:style-name="T1">byte per font = stride * maxheight = 3 * 29 = 87</text:span></text:p>
      <text:p text:style-name="P1"/>
      <text:p text:style-name="Standard"><text:span text:style-name="T1">#if defined SETFONT</text:span></text:p>
      <text:p text:style-name="Standard"><text:span text:style-name="T1">-------------------</text:span></text:p>
      <text:p text:style-name="Standard"><text:span text:style-name="T3">Command Line: </text:span></text:p>
      <text:p text:style-name="Standard"><text:span text:style-name="T4">fnt_cvt.exe -i Tuffy.ttf -s 24 -u ANSI_32_126.txt -c setfont</text:span></text:p>
      <text:p text:style-name="P4"/>
      <text:p text:style-name="Standard"><text:span text:style-name="T6">Widths (data for 95 characters):</text:span></text:p>
      <text:p text:style-name="Standard"><text:span text:style-name="T10">0,7,4,9,19,12,16,14,5,7,6,12,11,5,10,5,11,13,13,13,14,13,13,14,13,13,14,5,5,10,11,10,12,20,15,13,14,14,13,13,16,14,5,13,15,13,18,14,16,13,16,13,12,15,14,15,18,14,14,16,8,12,8,11,15,6,11,13,11,12,12,9,12,13,5,7,12,6,19,13,12,13,13,10,11,8,12,12,16,11,12,12,8,4,9,9,0</text:span><text:span text:style-name="T5">,0,0,0,0,0,0,0,0,0,0,0,0,0,0,0,0,0,0,0,0,0,0,0,0,0,0,0,0,0,0,0,</text:span></text:p>
      <text:p text:style-name="P7"/>
      <text:p text:style-name="Standard"><text:span text:style-name="T7">Raw data address in decimal: 61</text:span></text:p>
      <text:p text:style-name="Standard"><text:span text:style-name="T5">61,0,0,0,</text:span></text:p>
      <text:p text:style-name="P8"/>
      <text:p text:style-name="Standard"><text:span text:style-name="T9">Results:</text:span></text:p>
      <text:p text:style-name="Standard"><text:span text:style-name="T11">DLBitmapSource <text:s text:c="5"/>CMDSetfont2 <text:s text:c="4"/>*</text:span></text:p>
      <text:p text:style-name="P9"/>
      <text:p text:style-name="Standard"><text:span text:style-name="T11">61 (from array) <text:s text:c="4"/>0 <text:s text:c="14"/>BAD.</text:span></text:p>
      <text:p text:style-name="Standard"><text:span text:style-name="T11">61 (from array) <text:s text:c="4"/>32 <text:s text:c="13"/>BAD. (numbers ok?)</text:span></text:p>
      <text:p text:style-name="Standard"><text:span text:style-name="T11">148 (personal) <text:s text:c="5"/>32 <text:s text:c="13"/>BAD. (first vertex &amp; numbers ok?)</text:span></text:p>
      <text:p text:style-name="Standard"><text:span text:style-name="T11">148 (personal) <text:s text:c="5"/>0 <text:s text:c="14"/>BAD.</text:span></text:p>
      <text:p text:style-name="P10"/>
      <text:p text:style-name="P5"/>
      <text:p text:style-name="Standard"><text:span text:style-name="T7">#if defined SETFONT_2</text:span></text:p>
      <text:p text:style-name="Standard"><text:soft-page-break/><text:span text:style-name="T7">---------------------</text:span></text:p>
      <text:p text:style-name="Standard"><text:span text:style-name="T9">Command Line: </text:span></text:p>
      <text:p text:style-name="Standard"><text:span text:style-name="T5">fnt_cvt.exe -i Tuffy.ttf -s 24 -u ANSI_32_126.txt -c setfont2</text:span></text:p>
      <text:p text:style-name="P7"/>
      <text:p text:style-name="Standard"><text:span text:style-name="T7">Widths (data for 95 characters):</text:span></text:p>
      <text:p text:style-name="Standard"><text:span text:style-name="T10">0,7,4,9,19,12,16,14,5,7,6,12,11,5,10,5,11,13,13,13,14,13,13,14,13,13,14,5,5,10,11,10,12,20,15,13,14,14,13,13,16,14,5,13,15,13,18,14,16,13,16,13,12,15,14,15,18,14,14,16,8,12,8,11,15,6,11,13,11,12,12,9,12,13,5,7,12,6,19,13,12,13,13,10,11,8,12,12,16,11,12,12,8,4,9,9,0</text:span><text:span text:style-name="T5">,0,0,0,0,0,0,0,0,0,0,0,0,0,0,0,0,0,0,0,0,0,0,0,0,0,0,0,0,0,0,0,</text:span></text:p>
      <text:p text:style-name="P7"/>
      <text:p text:style-name="P7"/>
      <text:p text:style-name="Standard"><text:span text:style-name="T7">Raw data address in decimal: 148</text:span></text:p>
      <text:p text:style-name="Standard"><text:span text:style-name="T5">148,0,0,0,</text:span></text:p>
      <text:p text:style-name="P8"/>
      <text:p text:style-name="Standard"><text:span text:style-name="T9">Results:</text:span></text:p>
      <text:p text:style-name="Standard"><text:span text:style-name="T11">DLBitmapSource <text:s text:c="5"/>CMDSetfont2 <text:s text:c="4"/>*</text:span></text:p>
      <text:p text:style-name="P9"/>
      <text:p text:style-name="Standard"><text:span text:style-name="T11">148 (from array) <text:s text:c="3"/>0 <text:s text:c="14"/>BAD. vertex ok.</text:span></text:p>
      <text:p text:style-name="Standard"><text:span text:style-name="T11">148 (from array) <text:s text:c="3"/>32 <text:s text:c="13"/>BAD. (doesn´t looks good). </text:span></text:p>
      <text:p text:style-name="P7"/>
      <text:p text:style-name="Standard"><text:span text:style-name="T7">#if defined SETFONT_NOTEXT</text:span></text:p>
      <text:p text:style-name="Standard"><text:span text:style-name="T7">--------------------------</text:span></text:p>
      <text:p text:style-name="Standard"><text:span text:style-name="T9">Command Line: </text:span></text:p>
      <text:p text:style-name="Standard"><text:span text:style-name="T5">Command Line: fnt_cvt.exe -i Tuffy.ttf -s 24 -a -c setfont</text:span></text:p>
      <text:p text:style-name="P7"/>
      <text:p text:style-name="Standard"><text:span text:style-name="T7">Widths (data for 95 characters):</text:span></text:p>
      <text:p text:style-name="Standard"><text:span text:style-name="T5">0,0,0,0,0,0,0,0,0,0,0,0,0,0,0,0,0,0,0,0,0,0,0,0,0,0,0,0,0,0,0,</text:span><text:span text:style-name="T10">0,7,4,9,19,12,16,14,5,7,6,12,11,5,10,5,11,13,13,13,14,13,13,14,13,13,14,5,5,10,11,10,12,20,15,13,14,14,13,13,16,14,5,13,15,13,18,14,16,13,16,13,12,15,14,15,18,14,14,16,8,12,8,11,15,6,11,13,11,12,12,9,12,13,5,7,12,6,19,13,12,13,13,10,11,8,12,12,16,11,12,12,8,4,9,9,0</text:span><text:span text:style-name="T5">,</text:span></text:p>
      <text:p text:style-name="P7"/>
      <text:p text:style-name="Standard"><text:span text:style-name="T7">Raw data address in decimal: -2636</text:span></text:p>
      <text:p text:style-name="Standard"><text:span text:style-name="T5">180,245,255,255,</text:span></text:p>
      <text:p text:style-name="P8"/>
      <text:p text:style-name="Standard"><text:span text:style-name="T9">Results:</text:span></text:p>
      <text:p text:style-name="Standard"><text:span text:style-name="T11">DLBitmapSource <text:s text:c="5"/>CMDSetfont2 <text:s text:c="4"/>*</text:span></text:p>
      <text:p text:style-name="P9"/>
      <text:p text:style-name="Standard"><text:span text:style-name="T11">148 (personal) <text:s text:c="5"/>32 <text:s text:c="13"/>BAD.</text:span></text:p>
      <text:p text:style-name="Standard"><text:span text:style-name="T11">148 (personal) <text:s text:c="5"/>0 <text:s text:c="14"/></text:span><text:span text:style-name="T12">OK (second vertex bad, as expected)</text:span></text:p>
      <text:p text:style-name="Standard"><text:span text:style-name="T11">-2636 (from array) <text:s/>0 <text:s text:c="14"/>Vertex bad. Text &amp; numbers ok.</text:span></text:p>
      <text:p text:style-name="Standard"><text:span text:style-name="T11"><text:s text:c="36"/>Display full of garbage.</text:span></text:p>
      <text:p text:style-name="Standard"><text:span text:style-name="T11">-2636 (from array) <text:s/>32 <text:s text:c="13"/>BAD.</text:span></text:p>
      <text:p text:style-name="Standard"><text:span text:style-name="T11"><text:s text:c="36"/>Display full of garbage.</text:span></text:p>
      <text:p text:style-name="Standard"><text:span text:style-name="T11"/></text:p>
      <text:p text:style-name="P12"><text:span text:style-name="T11">2636 / (stride * maxheight) = 2636 / (3 * 29) = 30 (something here???)</text:span></text:p>
      <text:p text:style-name="Standard"><text:span text:style-name="T11"/></text:p>
      <text:p text:style-name="P7"/>
      <text:p text:style-name="Standard"><text:span text:style-name="T7">#if defined SETFONT</text:span><text:span text:style-name="T8">2</text:span><text:span text:style-name="T7">_NOTEXT</text:span></text:p>
      <text:p text:style-name="Standard"><text:span text:style-name="T7">---------------------------</text:span></text:p>
      <text:p text:style-name="Standard"><text:span text:style-name="T9">Command Line:</text:span></text:p>
      <text:p text:style-name="Standard"><text:span text:style-name="T5">Command Line: fnt_cvt.exe -i Tuffy.ttf -s 24 -a -c setfont2</text:span></text:p>
      <text:p text:style-name="P9"/>
      <text:p text:style-name="Standard"><text:span text:style-name="T7">Widths (data for 95 characters):</text:span></text:p>
      <text:p text:style-name="Standard"><text:span text:style-name="T5">0,0,0,0,0,0,0,0,0,0,0,0,0,0,0,0,0,0,0,0,0,0,0,0,0,0,0,0,0,0,0,</text:span><text:span text:style-name="T10">0,7,4,9,19</text:span><text:soft-page-break/><text:span text:style-name="T10">,12,16,14,5,7,6,12,11,5,10,5,11,13,13,13,14,13,13,14,13,13,14,5,5,10,11,10,12,20,15,13,14,14,13,13,16,14,5,13,15,13,18,14,16,13,16,13,12,15,14,15,18,14,14,16,8,12,8,11,15,6,11,13,11,12,12,9,12,13,5,7,12,6,19,13,12,13,13,10,11,8,12,12,16,11,12,12,8,4,9,9,0</text:span><text:span text:style-name="T5">,</text:span></text:p>
      <text:p text:style-name="P6"/>
      <text:p text:style-name="Standard"><text:span text:style-name="T7">Raw data address in decimal: 148</text:span></text:p>
      <text:p text:style-name="Standard"><text:span text:style-name="T5">148,0,0,0,</text:span></text:p>
      <text:p text:style-name="P8"/>
      <text:p text:style-name="Standard"><text:span text:style-name="T9">Results:</text:span></text:p>
      <text:p text:style-name="Standard"><text:span text:style-name="T11">DLBitmapSource <text:s text:c="5"/>CMDSetfont2 <text:s text:c="4"/>*</text:span></text:p>
      <text:p text:style-name="P9"/>
      <text:p text:style-name="Standard"><text:span text:style-name="T11">148 (from array) <text:s text:c="3"/>0 <text:s text:c="14"/>BAD. vertex ok.</text:span></text:p>
      <text:p text:style-name="Standard"><text:span text:style-name="T11">148 (from array) <text:s text:c="3"/>32 <text:s text:c="13"/></text:span><text:span text:style-name="T12">OK (second vertex bad, as expected)</text:span></text:p>
      <text:p text:style-name="P8"/>
      <text:p text:style-name="P12">++++++:</text:p>
      <text:p text:style-name="P12"/>
      <text:p text:style-name="P12">in code. </text:p>
      <text:p text:style-name="P12"/>
      <text:p text:style-name="P12">Test 1.</text:p>
      <text:p text:style-name="P12">- first vertex (block 3), cell = 33, it shows char ‘A’ = index 65</text:p>
      <text:p text:style-name="P12">- second vertex (block 5), cell = 33, it shows char ‘!’ = index 33</text:p>
      <text:p text:style-name="P12"/>
      <text:p text:style-name="P12">Test 2.</text:p>
      <text:p text:style-name="P12">- first vertex (block 3), cell = 35, it shows char ‘C’ = index 67</text:p>
      <text:p text:style-name="P12">- second vertex (block 5), cell = 35, it shows char ‘#’ = index 35</text:p>
      <text:p text:style-name="P12"/>
      <text:p text:style-name="P12">it looks that cmdsetfont2 offsets address <text:span text:style-name="T14">(cell)</text:span>, it makes cell = index.</text:p>
      <text:p text:style-name="P14">***** Generated by conversion tool. *****</text:p>
      <text:p text:style-name="P11">***** When using ansi text file *****</text:p>
      <text:p text:style-name="P11"/>
      <text:p text:style-name="P11"><text:span text:style-name="T2">95 characters are converted</text:span></text:p>
      <text:p text:style-name="P3"/>
      <text:p text:style-name="Standard"><text:span text:style-name="T2"><text:tab/>Character:<text:tab/><text:tab/> <text:s/>Index No.</text:span></text:p>
      <text:p text:style-name="P3"/>
      <text:p text:style-name="Standard"><text:span text:style-name="T2"><text:tab/> <text:tab/><text:tab/> 1</text:span></text:p>
      <text:p text:style-name="Standard"><text:span text:style-name="T2"><text:tab/>!<text:tab/><text:tab/> 2</text:span></text:p>
      <text:p text:style-name="Standard"><text:span text:style-name="T2"><text:tab/>"<text:tab/><text:tab/> 3</text:span></text:p>
      <text:p text:style-name="Standard"><text:span text:style-name="T2"><text:tab/>#<text:tab/><text:tab/> 4</text:span></text:p>
      <text:p text:style-name="Standard"><text:span text:style-name="T2"><text:tab/>$<text:tab/><text:tab/> 5</text:span></text:p>
      <text:p text:style-name="Standard"><text:span text:style-name="T2"><text:tab/>%<text:tab/><text:tab/> 6</text:span></text:p>
      <text:p text:style-name="Standard"><text:span text:style-name="T2"><text:tab/>&amp;<text:tab/><text:tab/> 7</text:span></text:p>
      <text:p text:style-name="Standard"><text:span text:style-name="T2"><text:tab/>'<text:tab/><text:tab/> 8</text:span></text:p>
      <text:p text:style-name="Standard"><text:span text:style-name="T2"><text:tab/>(<text:tab/><text:tab/> 9</text:span></text:p>
      <text:p text:style-name="Standard"><text:span text:style-name="T2"><text:tab/>)<text:tab/><text:tab/> 10</text:span></text:p>
      <text:p text:style-name="Standard"><text:span text:style-name="T2"><text:tab/>*<text:tab/><text:tab/> 11</text:span></text:p>
      <text:p text:style-name="Standard"><text:span text:style-name="T2"><text:tab/>+<text:tab/><text:tab/> 12</text:span></text:p>
      <text:p text:style-name="Standard"><text:span text:style-name="T2"><text:tab/>,<text:tab/><text:tab/> 13</text:span></text:p>
      <text:p text:style-name="Standard"><text:span text:style-name="T2"><text:tab/>-<text:tab/><text:tab/> 14</text:span></text:p>
      <text:p text:style-name="Standard"><text:span text:style-name="T2"><text:tab/>.<text:tab/><text:tab/> 15</text:span></text:p>
      <text:p text:style-name="Standard"><text:span text:style-name="T2"><text:tab/>/<text:tab/><text:tab/> 16</text:span></text:p>
      <text:p text:style-name="Standard"><text:span text:style-name="T2"><text:tab/>0<text:tab/><text:tab/> 17</text:span></text:p>
      <text:p text:style-name="Standard"><text:span text:style-name="T2"><text:tab/>1<text:tab/><text:tab/> 18</text:span></text:p>
      <text:p text:style-name="Standard"><text:span text:style-name="T2"><text:tab/>2<text:tab/><text:tab/> 19</text:span></text:p>
      <text:p text:style-name="Standard"><text:span text:style-name="T2"><text:tab/>3<text:tab/><text:tab/> 20</text:span></text:p>
      <text:p text:style-name="Standard"><text:span text:style-name="T2"><text:tab/>4<text:tab/><text:tab/> 21</text:span></text:p>
      <text:p text:style-name="Standard"><text:span text:style-name="T2"><text:tab/>5<text:tab/><text:tab/> 22</text:span></text:p>
      <text:p text:style-name="Standard"><text:span text:style-name="T2"><text:tab/>6<text:tab/><text:tab/> 23</text:span></text:p>
      <text:p text:style-name="Standard"><text:span text:style-name="T2"><text:tab/>7<text:tab/><text:tab/> 24</text:span></text:p>
      <text:p text:style-name="Standard"><text:span text:style-name="T2"><text:tab/>8<text:tab/><text:tab/> 25</text:span></text:p>
      <text:p text:style-name="Standard"><text:span text:style-name="T2"><text:tab/>9<text:tab/><text:tab/> 26</text:span></text:p>
      <text:p text:style-name="Standard"><text:span text:style-name="T2"><text:tab/>:<text:tab/><text:tab/> 27</text:span></text:p>
      <text:p text:style-name="Standard"><text:span text:style-name="T2"><text:tab/>;<text:tab/><text:tab/> 28</text:span></text:p>
      <text:p text:style-name="Standard"><text:span text:style-name="T2"><text:tab/>&lt;<text:tab/><text:tab/> 29</text:span></text:p>
      <text:p text:style-name="Standard"><text:span text:style-name="T2"><text:tab/>=<text:tab/><text:tab/> 30</text:span></text:p>
      <text:p text:style-name="Standard"><text:span text:style-name="T2"><text:tab/>&gt;<text:tab/><text:tab/> 31</text:span></text:p>
      <text:p text:style-name="Standard"><text:span text:style-name="T2"><text:tab/>?<text:tab/><text:tab/> 32</text:span></text:p>
      <text:p text:style-name="Standard"><text:span text:style-name="T2"><text:tab/>@<text:tab/><text:tab/> 33</text:span></text:p>
      <text:p text:style-name="Standard"><text:span text:style-name="T2"><text:tab/>A<text:tab/><text:tab/> 34</text:span></text:p>
      <text:p text:style-name="Standard"><text:span text:style-name="T2"><text:tab/>B<text:tab/><text:tab/> 35</text:span></text:p>
      <text:p text:style-name="Standard"><text:span text:style-name="T2"><text:tab/>C<text:tab/><text:tab/> 36</text:span></text:p>
      <text:p text:style-name="Standard"><text:span text:style-name="T2"><text:tab/>D<text:tab/><text:tab/> 37</text:span></text:p>
      <text:p text:style-name="Standard"><text:span text:style-name="T2"><text:tab/>E<text:tab/><text:tab/> 38</text:span></text:p>
      <text:p text:style-name="Standard"><text:span text:style-name="T2"><text:tab/>F<text:tab/><text:tab/> 39</text:span></text:p>
      <text:p text:style-name="Standard"><text:span text:style-name="T2"><text:tab/>G<text:tab/><text:tab/> 40</text:span></text:p>
      <text:p text:style-name="Standard"><text:span text:style-name="T2"><text:tab/>H<text:tab/><text:tab/> 41</text:span></text:p>
      <text:p text:style-name="Standard"><text:span text:style-name="T2"><text:tab/>I<text:tab/><text:tab/> 42</text:span></text:p>
      <text:p text:style-name="Standard"><text:span text:style-name="T2"><text:tab/>J<text:tab/><text:tab/> 43</text:span></text:p>
      <text:p text:style-name="Standard"><text:span text:style-name="T2"><text:tab/>K<text:tab/><text:tab/> 44</text:span></text:p>
      <text:p text:style-name="Standard"><text:soft-page-break/><text:span text:style-name="T2"><text:tab/>L<text:tab/><text:tab/> 45</text:span></text:p>
      <text:p text:style-name="Standard"><text:span text:style-name="T2"><text:tab/>M<text:tab/><text:tab/> 46</text:span></text:p>
      <text:p text:style-name="Standard"><text:span text:style-name="T2"><text:tab/>N<text:tab/><text:tab/> 47</text:span></text:p>
      <text:p text:style-name="Standard"><text:span text:style-name="T2"><text:tab/>O<text:tab/><text:tab/> 48</text:span></text:p>
      <text:p text:style-name="Standard"><text:span text:style-name="T2"><text:tab/>P<text:tab/><text:tab/> 49</text:span></text:p>
      <text:p text:style-name="Standard"><text:span text:style-name="T2"><text:tab/>Q<text:tab/><text:tab/> 50</text:span></text:p>
      <text:p text:style-name="Standard"><text:span text:style-name="T2"><text:tab/>R<text:tab/><text:tab/> 51</text:span></text:p>
      <text:p text:style-name="Standard"><text:span text:style-name="T2"><text:tab/>S<text:tab/><text:tab/> 52</text:span></text:p>
      <text:p text:style-name="Standard"><text:span text:style-name="T2"><text:tab/>T<text:tab/><text:tab/> 53</text:span></text:p>
      <text:p text:style-name="Standard"><text:span text:style-name="T2"><text:tab/>U<text:tab/><text:tab/> 54</text:span></text:p>
      <text:p text:style-name="Standard"><text:span text:style-name="T2"><text:tab/>V<text:tab/><text:tab/> 55</text:span></text:p>
      <text:p text:style-name="Standard"><text:span text:style-name="T2"><text:tab/>W<text:tab/><text:tab/> 56</text:span></text:p>
      <text:p text:style-name="Standard"><text:span text:style-name="T2"><text:tab/>X<text:tab/><text:tab/> 57</text:span></text:p>
      <text:p text:style-name="Standard"><text:span text:style-name="T2"><text:tab/>Y<text:tab/><text:tab/> 58</text:span></text:p>
      <text:p text:style-name="Standard"><text:span text:style-name="T2"><text:tab/>Z<text:tab/><text:tab/> 59</text:span></text:p>
      <text:p text:style-name="Standard"><text:span text:style-name="T2"><text:tab/>[<text:tab/><text:tab/> 60</text:span></text:p>
      <text:p text:style-name="Standard"><text:span text:style-name="T2"><text:tab/>\<text:tab/><text:tab/> 61</text:span></text:p>
      <text:p text:style-name="Standard"><text:span text:style-name="T2"><text:tab/>]<text:tab/><text:tab/> 62</text:span></text:p>
      <text:p text:style-name="Standard"><text:span text:style-name="T2"><text:tab/>^<text:tab/><text:tab/> 63</text:span></text:p>
      <text:p text:style-name="Standard"><text:span text:style-name="T2"><text:tab/>_<text:tab/><text:tab/> 64</text:span></text:p>
      <text:p text:style-name="Standard"><text:span text:style-name="T2"><text:tab/>`<text:tab/><text:tab/> 65</text:span></text:p>
      <text:p text:style-name="Standard"><text:span text:style-name="T2"><text:tab/>a<text:tab/><text:tab/> 66</text:span></text:p>
      <text:p text:style-name="Standard"><text:span text:style-name="T2"><text:tab/>b<text:tab/><text:tab/> 67</text:span></text:p>
      <text:p text:style-name="Standard"><text:span text:style-name="T2"><text:tab/>c<text:tab/><text:tab/> 68</text:span></text:p>
      <text:p text:style-name="Standard"><text:span text:style-name="T2"><text:tab/>d<text:tab/><text:tab/> 69</text:span></text:p>
      <text:p text:style-name="Standard"><text:span text:style-name="T2"><text:tab/>e<text:tab/><text:tab/> 70</text:span></text:p>
      <text:p text:style-name="Standard"><text:span text:style-name="T2"><text:tab/>f<text:tab/><text:tab/> 71</text:span></text:p>
      <text:p text:style-name="Standard"><text:span text:style-name="T2"><text:tab/>g<text:tab/><text:tab/> 72</text:span></text:p>
      <text:p text:style-name="Standard"><text:span text:style-name="T2"><text:tab/>h<text:tab/><text:tab/> 73</text:span></text:p>
      <text:p text:style-name="Standard"><text:span text:style-name="T2"><text:tab/>i<text:tab/><text:tab/> 74</text:span></text:p>
      <text:p text:style-name="Standard"><text:span text:style-name="T2"><text:tab/>j<text:tab/><text:tab/> 75</text:span></text:p>
      <text:p text:style-name="Standard"><text:span text:style-name="T2"><text:tab/>k<text:tab/><text:tab/> 76</text:span></text:p>
      <text:p text:style-name="Standard"><text:span text:style-name="T2"><text:tab/>l<text:tab/><text:tab/> 77</text:span></text:p>
      <text:p text:style-name="Standard"><text:span text:style-name="T2"><text:tab/>m<text:tab/><text:tab/> 78</text:span></text:p>
      <text:p text:style-name="Standard"><text:span text:style-name="T2"><text:tab/>n<text:tab/><text:tab/> 79</text:span></text:p>
      <text:p text:style-name="Standard"><text:span text:style-name="T2"><text:tab/>o<text:tab/><text:tab/> 80</text:span></text:p>
      <text:p text:style-name="Standard"><text:span text:style-name="T2"><text:tab/>p<text:tab/><text:tab/> 81</text:span></text:p>
      <text:p text:style-name="Standard"><text:span text:style-name="T2"><text:tab/>q<text:tab/><text:tab/> 82</text:span></text:p>
      <text:p text:style-name="Standard"><text:span text:style-name="T2"><text:tab/>r<text:tab/><text:tab/> 83</text:span></text:p>
      <text:p text:style-name="Standard"><text:span text:style-name="T2"><text:tab/>s<text:tab/><text:tab/> 84</text:span></text:p>
      <text:p text:style-name="Standard"><text:span text:style-name="T2"><text:tab/>t<text:tab/><text:tab/> 85</text:span></text:p>
      <text:p text:style-name="Standard"><text:span text:style-name="T2"><text:tab/>u<text:tab/><text:tab/> 86</text:span></text:p>
      <text:p text:style-name="Standard"><text:span text:style-name="T2"><text:tab/>v<text:tab/><text:tab/> 87</text:span></text:p>
      <text:p text:style-name="Standard"><text:span text:style-name="T2"><text:tab/>w<text:tab/><text:tab/> 88</text:span></text:p>
      <text:p text:style-name="Standard"><text:span text:style-name="T2"><text:tab/>x<text:tab/><text:tab/> 89</text:span></text:p>
      <text:p text:style-name="Standard"><text:span text:style-name="T2"><text:tab/>y<text:tab/><text:tab/> 90</text:span></text:p>
      <text:p text:style-name="Standard"><text:span text:style-name="T2"><text:tab/>z<text:tab/><text:tab/> 91</text:span></text:p>
      <text:p text:style-name="Standard"><text:span text:style-name="T2"><text:tab/>{<text:tab/><text:tab/> 92</text:span></text:p>
      <text:p text:style-name="Standard"><text:span text:style-name="T2"><text:tab/>|<text:tab/><text:tab/> 93</text:span></text:p>
      <text:p text:style-name="Standard"><text:span text:style-name="T2"><text:tab/>}<text:tab/><text:tab/> 94</text:span></text:p>
      <text:p text:style-name="Standard"><text:span text:style-name="T2"><text:tab/>~<text:tab/><text:tab/> 95</text:span></text:p>
      <text:p text:style-name="P14">***** Generated by conversion tool. *****</text:p>
      <text:p text:style-name="P11">***** When not using ansi text file (option -a used *****</text:p>
      <text:p text:style-name="P11"/>
      <text:p text:style-name="P11"><text:span text:style-name="T2">95 characters are converted</text:span></text:p>
      <text:p text:style-name="P3"/>
      <text:p text:style-name="Standard"><text:span text:style-name="T2"><text:tab/>Character:<text:tab/><text:tab/> <text:s/>Index No.</text:span></text:p>
      <text:p text:style-name="P3"/>
      <text:p text:style-name="Standard"><text:span text:style-name="T2"><text:tab/> <text:tab/><text:tab/> 32</text:span></text:p>
      <text:p text:style-name="Standard"><text:span text:style-name="T2"><text:tab/>!<text:tab/><text:tab/> 33</text:span></text:p>
      <text:p text:style-name="Standard"><text:span text:style-name="T2"><text:tab/>"<text:tab/><text:tab/> 34</text:span></text:p>
      <text:p text:style-name="Standard"><text:span text:style-name="T2"><text:tab/>#<text:tab/><text:tab/> 35</text:span></text:p>
      <text:p text:style-name="Standard"><text:span text:style-name="T2"><text:tab/>$<text:tab/><text:tab/> 36</text:span></text:p>
      <text:p text:style-name="Standard"><text:span text:style-name="T2"><text:tab/>%<text:tab/><text:tab/> 37</text:span></text:p>
      <text:p text:style-name="Standard"><text:span text:style-name="T2"><text:tab/>&amp;<text:tab/><text:tab/> 38</text:span></text:p>
      <text:p text:style-name="Standard"><text:span text:style-name="T2"><text:tab/>'<text:tab/><text:tab/> 39</text:span></text:p>
      <text:p text:style-name="Standard"><text:span text:style-name="T2"><text:tab/>(<text:tab/><text:tab/> 40</text:span></text:p>
      <text:p text:style-name="Standard"><text:span text:style-name="T2"><text:tab/>)<text:tab/><text:tab/> 41</text:span></text:p>
      <text:p text:style-name="Standard"><text:span text:style-name="T2"><text:tab/>*<text:tab/><text:tab/> 42</text:span></text:p>
      <text:p text:style-name="Standard"><text:span text:style-name="T2"><text:tab/>+<text:tab/><text:tab/> 43</text:span></text:p>
      <text:p text:style-name="Standard"><text:span text:style-name="T2"><text:tab/>,<text:tab/><text:tab/> 44</text:span></text:p>
      <text:p text:style-name="Standard"><text:span text:style-name="T2"><text:tab/>-<text:tab/><text:tab/> 45</text:span></text:p>
      <text:p text:style-name="Standard"><text:span text:style-name="T2"><text:tab/>.<text:tab/><text:tab/> 46</text:span></text:p>
      <text:p text:style-name="Standard"><text:span text:style-name="T2"><text:tab/>/<text:tab/><text:tab/> 47</text:span></text:p>
      <text:p text:style-name="Standard"><text:span text:style-name="T2"><text:tab/>0<text:tab/><text:tab/> 48</text:span></text:p>
      <text:p text:style-name="Standard"><text:span text:style-name="T2"><text:tab/>1<text:tab/><text:tab/> 49</text:span></text:p>
      <text:p text:style-name="Standard"><text:span text:style-name="T2"><text:tab/>2<text:tab/><text:tab/> 50</text:span></text:p>
      <text:p text:style-name="Standard"><text:span text:style-name="T2"><text:tab/>3<text:tab/><text:tab/> 51</text:span></text:p>
      <text:p text:style-name="Standard"><text:span text:style-name="T2"><text:tab/>4<text:tab/><text:tab/> 52</text:span></text:p>
      <text:p text:style-name="Standard"><text:span text:style-name="T2"><text:tab/>5<text:tab/><text:tab/> 53</text:span></text:p>
      <text:p text:style-name="Standard"><text:span text:style-name="T2"><text:tab/>6<text:tab/><text:tab/> 54</text:span></text:p>
      <text:p text:style-name="Standard"><text:span text:style-name="T2"><text:tab/>7<text:tab/><text:tab/> 55</text:span></text:p>
      <text:p text:style-name="Standard"><text:span text:style-name="T2"><text:tab/>8<text:tab/><text:tab/> 56</text:span></text:p>
      <text:p text:style-name="Standard"><text:span text:style-name="T2"><text:tab/>9<text:tab/><text:tab/> 57</text:span></text:p>
      <text:p text:style-name="Standard"><text:span text:style-name="T2"><text:tab/>:<text:tab/><text:tab/> 58</text:span></text:p>
      <text:p text:style-name="Standard"><text:span text:style-name="T2"><text:tab/>;<text:tab/><text:tab/> 59</text:span></text:p>
      <text:p text:style-name="Standard"><text:span text:style-name="T2"><text:tab/>&lt;<text:tab/><text:tab/> 60</text:span></text:p>
      <text:p text:style-name="Standard"><text:span text:style-name="T2"><text:tab/>=<text:tab/><text:tab/> 61</text:span></text:p>
      <text:p text:style-name="Standard"><text:span text:style-name="T2"><text:tab/>&gt;<text:tab/><text:tab/> 62</text:span></text:p>
      <text:p text:style-name="Standard"><text:span text:style-name="T2"><text:tab/>?<text:tab/><text:tab/> 63</text:span></text:p>
      <text:p text:style-name="Standard"><text:span text:style-name="T2"><text:tab/>@<text:tab/><text:tab/> 64</text:span></text:p>
      <text:p text:style-name="Standard"><text:span text:style-name="T2"><text:tab/>A<text:tab/><text:tab/> 65</text:span></text:p>
      <text:p text:style-name="Standard"><text:span text:style-name="T2"><text:tab/>B<text:tab/><text:tab/> 66</text:span></text:p>
      <text:p text:style-name="Standard"><text:span text:style-name="T2"><text:tab/>C<text:tab/><text:tab/> 67</text:span></text:p>
      <text:p text:style-name="Standard"><text:span text:style-name="T2"><text:tab/>D<text:tab/><text:tab/> 68</text:span></text:p>
      <text:p text:style-name="Standard"><text:span text:style-name="T2"><text:tab/>E<text:tab/><text:tab/> 69</text:span></text:p>
      <text:p text:style-name="Standard"><text:span text:style-name="T2"><text:tab/>F<text:tab/><text:tab/> 70</text:span></text:p>
      <text:p text:style-name="Standard"><text:span text:style-name="T2"><text:tab/>G<text:tab/><text:tab/> 71</text:span></text:p>
      <text:p text:style-name="Standard"><text:span text:style-name="T2"><text:tab/>H<text:tab/><text:tab/> 72</text:span></text:p>
      <text:p text:style-name="Standard"><text:span text:style-name="T2"><text:tab/>I<text:tab/><text:tab/> 73</text:span></text:p>
      <text:p text:style-name="Standard"><text:span text:style-name="T2"><text:tab/>J<text:tab/><text:tab/> 74</text:span></text:p>
      <text:p text:style-name="Standard"><text:span text:style-name="T2"><text:tab/>K<text:tab/><text:tab/> 75</text:span></text:p>
      <text:p text:style-name="Standard"><text:soft-page-break/><text:span text:style-name="T2"><text:tab/>L<text:tab/><text:tab/> 76</text:span></text:p>
      <text:p text:style-name="Standard"><text:span text:style-name="T2"><text:tab/>M<text:tab/><text:tab/> 77</text:span></text:p>
      <text:p text:style-name="Standard"><text:span text:style-name="T2"><text:tab/>N<text:tab/><text:tab/> 78</text:span></text:p>
      <text:p text:style-name="Standard"><text:span text:style-name="T2"><text:tab/>O<text:tab/><text:tab/> 79</text:span></text:p>
      <text:p text:style-name="Standard"><text:span text:style-name="T2"><text:tab/>P<text:tab/><text:tab/> 80</text:span></text:p>
      <text:p text:style-name="Standard"><text:span text:style-name="T2"><text:tab/>Q<text:tab/><text:tab/> 81</text:span></text:p>
      <text:p text:style-name="Standard"><text:span text:style-name="T2"><text:tab/>R<text:tab/><text:tab/> 82</text:span></text:p>
      <text:p text:style-name="Standard"><text:span text:style-name="T2"><text:tab/>S<text:tab/><text:tab/> 83</text:span></text:p>
      <text:p text:style-name="Standard"><text:span text:style-name="T2"><text:tab/>T<text:tab/><text:tab/> 84</text:span></text:p>
      <text:p text:style-name="Standard"><text:span text:style-name="T2"><text:tab/>U<text:tab/><text:tab/> 85</text:span></text:p>
      <text:p text:style-name="Standard"><text:span text:style-name="T2"><text:tab/>V<text:tab/><text:tab/> 86</text:span></text:p>
      <text:p text:style-name="Standard"><text:span text:style-name="T2"><text:tab/>W<text:tab/><text:tab/> 87</text:span></text:p>
      <text:p text:style-name="Standard"><text:span text:style-name="T2"><text:tab/>X<text:tab/><text:tab/> 88</text:span></text:p>
      <text:p text:style-name="Standard"><text:span text:style-name="T2"><text:tab/>Y<text:tab/><text:tab/> 89</text:span></text:p>
      <text:p text:style-name="Standard"><text:span text:style-name="T2"><text:tab/>Z<text:tab/><text:tab/> 90</text:span></text:p>
      <text:p text:style-name="Standard"><text:span text:style-name="T2"><text:tab/>[<text:tab/><text:tab/> 91</text:span></text:p>
      <text:p text:style-name="Standard"><text:span text:style-name="T2"><text:tab/>\<text:tab/><text:tab/> 92</text:span></text:p>
      <text:p text:style-name="Standard"><text:span text:style-name="T2"><text:tab/>]<text:tab/><text:tab/> 93</text:span></text:p>
      <text:p text:style-name="Standard"><text:span text:style-name="T2"><text:tab/>^<text:tab/><text:tab/> 94</text:span></text:p>
      <text:p text:style-name="Standard"><text:span text:style-name="T2"><text:tab/>_<text:tab/><text:tab/> 95</text:span></text:p>
      <text:p text:style-name="Standard"><text:span text:style-name="T2"><text:tab/>`<text:tab/><text:tab/> 96</text:span></text:p>
      <text:p text:style-name="Standard"><text:span text:style-name="T2"><text:tab/>a<text:tab/><text:tab/> 97</text:span></text:p>
      <text:p text:style-name="Standard"><text:span text:style-name="T2"><text:tab/>b<text:tab/><text:tab/> 98</text:span></text:p>
      <text:p text:style-name="Standard"><text:span text:style-name="T2"><text:tab/>c<text:tab/><text:tab/> 99</text:span></text:p>
      <text:p text:style-name="Standard"><text:span text:style-name="T2"><text:tab/>d<text:tab/><text:tab/> 100</text:span></text:p>
      <text:p text:style-name="Standard"><text:span text:style-name="T2"><text:tab/>e<text:tab/><text:tab/> 101</text:span></text:p>
      <text:p text:style-name="Standard"><text:span text:style-name="T2"><text:tab/>f<text:tab/><text:tab/> 102</text:span></text:p>
      <text:p text:style-name="Standard"><text:span text:style-name="T2"><text:tab/>g<text:tab/><text:tab/> 103</text:span></text:p>
      <text:p text:style-name="Standard"><text:span text:style-name="T2"><text:tab/>h<text:tab/><text:tab/> 104</text:span></text:p>
      <text:p text:style-name="Standard"><text:span text:style-name="T2"><text:tab/>i<text:tab/><text:tab/> 105</text:span></text:p>
      <text:p text:style-name="Standard"><text:span text:style-name="T2"><text:tab/>j<text:tab/><text:tab/> 106</text:span></text:p>
      <text:p text:style-name="Standard"><text:span text:style-name="T2"><text:tab/>k<text:tab/><text:tab/> 107</text:span></text:p>
      <text:p text:style-name="Standard"><text:span text:style-name="T2"><text:tab/>l<text:tab/><text:tab/> 108</text:span></text:p>
      <text:p text:style-name="Standard"><text:span text:style-name="T2"><text:tab/>m<text:tab/><text:tab/> 109</text:span></text:p>
      <text:p text:style-name="Standard"><text:span text:style-name="T2"><text:tab/>n<text:tab/><text:tab/> 110</text:span></text:p>
      <text:p text:style-name="Standard"><text:span text:style-name="T2"><text:tab/>o<text:tab/><text:tab/> 111</text:span></text:p>
      <text:p text:style-name="Standard"><text:span text:style-name="T2"><text:tab/>p<text:tab/><text:tab/> 112</text:span></text:p>
      <text:p text:style-name="Standard"><text:span text:style-name="T2"><text:tab/>q<text:tab/><text:tab/> 113</text:span></text:p>
      <text:p text:style-name="Standard"><text:span text:style-name="T2"><text:tab/>r<text:tab/><text:tab/> 114</text:span></text:p>
      <text:p text:style-name="Standard"><text:span text:style-name="T2"><text:tab/>s<text:tab/><text:tab/> 115</text:span></text:p>
      <text:p text:style-name="Standard"><text:span text:style-name="T2"><text:tab/>t<text:tab/><text:tab/> 116</text:span></text:p>
      <text:p text:style-name="Standard"><text:span text:style-name="T2"><text:tab/>u<text:tab/><text:tab/> 117</text:span></text:p>
      <text:p text:style-name="Standard"><text:span text:style-name="T2"><text:tab/>v<text:tab/><text:tab/> 118</text:span></text:p>
      <text:p text:style-name="Standard"><text:span text:style-name="T2"><text:tab/>w<text:tab/><text:tab/> 119</text:span></text:p>
      <text:p text:style-name="Standard"><text:span text:style-name="T2"><text:tab/>x<text:tab/><text:tab/> 120</text:span></text:p>
      <text:p text:style-name="Standard"><text:span text:style-name="T2"><text:tab/>y<text:tab/><text:tab/> 121</text:span></text:p>
      <text:p text:style-name="Standard"><text:span text:style-name="T2"><text:tab/>z<text:tab/><text:tab/> 122</text:span></text:p>
      <text:p text:style-name="Standard"><text:span text:style-name="T2"><text:tab/>{<text:tab/><text:tab/> 123</text:span></text:p>
      <text:p text:style-name="Standard"><text:span text:style-name="T2"><text:tab/>|<text:tab/><text:tab/> 124</text:span></text:p>
      <text:p text:style-name="Standard"><text:span text:style-name="T2"><text:tab/>}<text:tab/><text:tab/> 125</text:span></text:p>
      <text:p text:style-name="Standard"><text:span text:style-name="T2"><text:tab/>~<text:tab/><text:tab/> 126</text:span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00:28:14.803000000</dc:date>
    <meta:editing-duration>PT26M21S</meta:editing-duration>
    <meta:editing-cycles>4</meta:editing-cycles>
    <meta:generator>LibreOffice/5.1.3.2$Windows_x86 LibreOffice_project/644e4637d1d8544fd9f56425bd6cec110e49301b</meta:generator>
    <meta:document-statistic meta:table-count="0" meta:image-count="0" meta:object-count="0" meta:page-count="8" meta:paragraph-count="281" meta:word-count="907" meta:character-count="6078" meta:non-whitespace-character-count="4553"/>
  </office:meta>
</office:document-meta>
</file>